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73cm" svg:y1="1.757cm" svg:x2="6.059cm" svg:y2="1.757cm">
          <text:p/>
        </draw:line>
        <draw:line draw:style-name="gr1" draw:text-style-name="P1" draw:layer="layout" svg:x1="1.075cm" svg:y1="1.76cm" svg:x2="2.375cm" svg:y2="0.785cm">
          <text:p/>
        </draw:line>
        <draw:line draw:style-name="gr1" draw:text-style-name="P1" draw:layer="layout" svg:x1="6.311cm" svg:y1="2.071cm" svg:x2="6.059cm" svg:y2="1.751cm">
          <text:p/>
        </draw:line>
        <draw:line draw:style-name="gr1" draw:text-style-name="P1" draw:layer="layout" svg:x1="1.073cm" svg:y1="1.756cm" svg:x2="6.307cm" svg:y2="2.07cm">
          <text:p/>
        </draw:line>
        <draw:frame draw:style-name="gr2" draw:layer="layout" svg:width="0.669cm" svg:height="0.576cm" svg:x="5.133cm" svg:y="1.1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65cm" svg:height="0.576cm" svg:x="6.415cm" svg:y="1.75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75cm" svg:height="0.576cm" svg:x="1.608cm" svg:y="0.34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" draw:text-style-name="P1" draw:id="id2" draw:layer="layout" svg:x1="1.079cm" svg:y1="1.756cm" svg:x2="6.175cm" svg:y2="2.828cm">
          <draw:glue-point draw:id="4" svg:x="1.208cm" svg:y="1.147cm"/>
          <text:p/>
        </draw:line>
        <draw:path draw:style-name="gr3" draw:text-style-name="P1" draw:layer="layout" svg:width="0.052cm" svg:height="1.363cm" svg:x="17.237cm" svg:y="5.032cm" svg:viewBox="0 0 53 1364" svg:d="m34 0c13 167 19 335 19 506 0 292-18 579-53 858">
          <text:p/>
        </draw:path>
        <draw:path draw:style-name="gr3" draw:text-style-name="P1" draw:layer="layout" svg:width="0.052cm" svg:height="1.363cm" svg:x="17.237cm" svg:y="5.032cm" svg:viewBox="0 0 53 1364" svg:d="m34 0c13 167 19 335 19 506 0 292-18 579-53 858">
          <text:p/>
        </draw:path>
        <draw:path draw:style-name="gr3" draw:text-style-name="P1" draw:layer="layout" svg:width="0.052cm" svg:height="1.363cm" svg:x="17.238cm" svg:y="5.032cm" svg:viewBox="0 0 53 1364" svg:d="m34 0c13 167 19 335 19 506 0 292-18 579-53 858">
          <text:p/>
        </draw:path>
        <draw:path draw:style-name="gr4" draw:text-style-name="P1" draw:id="id4" draw:layer="layout" svg:width="0.253cm" svg:height="2.031cm" draw:transform="rotate (-0.0523598775610064) translate (6.09613381698576cm 1.40552282911468cm)" svg:viewBox="0 0 254 2032" svg:d="m237 2169c31 305 22 688-34 1109-46 354-118 671-203 923">
          <draw:glue-point draw:id="4" svg:x="5.028cm" svg:y="-3.852cm"/>
          <text:p/>
        </draw:path>
        <draw:line draw:style-name="gr1" draw:text-style-name="P1" draw:layer="layout" svg:x1="6.174cm" svg:y1="2.838cm" svg:x2="6.056cm" svg:y2="1.756cm">
          <text:p/>
        </draw:line>
        <draw:line draw:style-name="gr1" draw:text-style-name="P1" draw:layer="layout" svg:x1="1.076cm" svg:y1="1.75cm" svg:x2="3.471cm" svg:y2="1.489cm">
          <text:p/>
        </draw:line>
        <draw:frame draw:style-name="gr2" draw:layer="layout" svg:width="0.575cm" svg:height="0.676cm" svg:x="3.309cm" svg:y="0.8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65cm" svg:height="0.676cm" svg:x="6.224cm" svg:y="2.5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id="id1" draw:layer="layout" svg:width="1.607cm" svg:height="0.911cm" svg:x="1.623cm" svg:y="2.467cm">
          <draw:text-box>
            <text:p><text:span text:style-name="T1">دگنی بار</text:span></text:p>
          </draw:text-box>
        </draw:frame>
        <draw:connector draw:style-name="gr1" draw:text-style-name="P1" draw:layer="layout" draw:type="curve" svg:x1="3.23cm" svg:y1="2.922cm" svg:x2="4.242cm" svg:y2="2.414cm" draw:start-shape="id1" draw:start-glue-point="1" draw:end-shape="id2" draw:end-glue-point="4" svg:d="m3230 2922c675 0 1012-169 1012-508">
          <text:p/>
        </draw:connector>
        <draw:frame draw:style-name="gr5" draw:text-style-name="P2" draw:id="id3" draw:layer="layout" svg:width="1.793cm" svg:height="0.911cm" svg:x="6.725cm" svg:y="0.244cm">
          <draw:text-box>
            <text:p><text:span text:style-name="T1">گول دائرہ</text:span></text:p>
          </draw:text-box>
        </draw:frame>
        <draw:connector draw:style-name="gr1" draw:text-style-name="P1" draw:layer="layout" draw:type="curve" svg:x1="7.621cm" svg:y1="1.155cm" svg:x2="6.336cm" svg:y2="1.65cm" draw:start-shape="id3" draw:start-glue-point="2" draw:end-shape="id4" draw:end-glue-point="4" svg:d="m7621 1155c0 330-428 495-1285 4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1$Linux OpenOffice.org_project/310m19$Build-9420</meta:generator>
    <dc:date>2011-09-10T16:05:23</dc:date>
    <dc:creator>khalid khan</dc:creator>
    <meta:editing-duration>PT00H01M53S</meta:editing-duration>
    <meta:editing-cycles>1</meta:editing-cycles>
    <meta:document-statistic meta:object-count="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i>a</math:mi>
        <math:mi>'</math:mi>
      </math:msubsup>
      <math:mo math:stretchy="false">ˆ</math:mo>
    </math:mover>
    <math:annotation math:encoding="StarMath 5.0">hat {I}^{'}_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E</math:mi>
        <math:mi>a</math:mi>
        <math:mi>'</math:mi>
      </math:msubsup>
      <math:mo math:stretchy="false">ˆ</math:mo>
    </math:mover>
    <math:annotation math:encoding="StarMath 5.0">hat {E}^{'}_{a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>a</math:mi>
      </math:msub>
      <math:mo math:stretchy="false">ˆ</math:mo>
    </math:mover>
    <math:annotation math:encoding="StarMath 5.0">hat {V}_{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>a</math:mi>
      </math:msub>
      <math:mo math:stretchy="false">ˆ</math:mo>
    </math:mover>
    <math:annotation math:encoding="StarMath 5.0">hat {E}_{a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a</math:mi>
      </math:msub>
      <math:mo math:stretchy="false">ˆ</math:mo>
    </math:mover>
    <math:annotation math:encoding="StarMath 5.0">hat {I}_a</math:annotation>
  </math:semantics>
</math:math>
</file>